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071d58" officeooo:paragraph-rsid="00071d58" style:font-style-asian="normal" style:font-style-complex="normal"/>
    </style:style>
    <style:style style:name="P2" style:family="paragraph" style:parent-style-name="Standard">
      <style:paragraph-properties fo:text-align="justify" style:justify-single-word="false"/>
      <style:text-properties fo:font-style="normal" officeooo:rsid="0008e0ae" officeooo:paragraph-rsid="00071d58" style:font-style-asian="normal" style:font-style-complex="normal"/>
    </style:style>
    <style:style style:name="P3" style:family="paragraph" style:parent-style-name="Standard">
      <style:paragraph-properties fo:text-align="justify" style:justify-single-word="false"/>
      <style:text-properties fo:font-style="normal" officeooo:rsid="0008e0ae" officeooo:paragraph-rsid="001e41cc" style:font-style-asian="normal" style:font-style-complex="normal"/>
    </style:style>
    <style:style style:name="P4" style:family="paragraph" style:parent-style-name="Standard">
      <style:paragraph-properties fo:text-align="justify" style:justify-single-word="false"/>
      <style:text-properties officeooo:paragraph-rsid="0013e005"/>
    </style:style>
    <style:style style:name="P5" style:family="paragraph" style:parent-style-name="Standard">
      <style:paragraph-properties fo:text-align="justify" style:justify-single-word="false"/>
      <style:text-properties officeooo:paragraph-rsid="000fbe93"/>
    </style:style>
    <style:style style:name="P6" style:family="paragraph" style:parent-style-name="Standard">
      <style:paragraph-properties fo:text-align="justify" style:justify-single-word="false"/>
      <style:text-properties officeooo:paragraph-rsid="00071d58"/>
    </style:style>
    <style:style style:name="P7" style:family="paragraph" style:parent-style-name="Standard">
      <style:paragraph-properties fo:text-align="justify" style:justify-single-word="false"/>
      <style:text-properties officeooo:paragraph-rsid="001e41cc"/>
    </style:style>
    <style:style style:name="P8" style:family="paragraph" style:parent-style-name="Standard">
      <style:paragraph-properties fo:text-align="justify" style:justify-single-word="false"/>
      <style:text-properties officeooo:paragraph-rsid="0027b0c8"/>
    </style:style>
    <style:style style:name="T1" style:family="text">
      <style:text-properties officeooo:rsid="0002b929"/>
    </style:style>
    <style:style style:name="T2" style:family="text">
      <style:text-properties fo:font-style="italic" officeooo:rsid="0002b929" style:font-style-asian="italic" style:font-style-complex="italic"/>
    </style:style>
    <style:style style:name="T3" style:family="text">
      <style:text-properties fo:font-style="normal" officeooo:rsid="0002b929" style:font-style-asian="normal" style:font-style-complex="normal"/>
    </style:style>
    <style:style style:name="T4" style:family="text">
      <style:text-properties fo:font-style="normal" officeooo:rsid="00044467" style:font-style-asian="normal" style:font-style-complex="normal"/>
    </style:style>
    <style:style style:name="T5" style:family="text">
      <style:text-properties fo:font-style="normal" officeooo:rsid="00071d58" style:font-style-asian="normal" style:font-style-complex="normal"/>
    </style:style>
    <style:style style:name="T6" style:family="text">
      <style:text-properties fo:font-style="normal" officeooo:rsid="0008a852" style:font-style-asian="normal" style:font-style-complex="normal"/>
    </style:style>
    <style:style style:name="T7" style:family="text">
      <style:text-properties fo:font-style="normal" officeooo:rsid="0008e0ae" style:font-style-asian="normal" style:font-style-complex="normal"/>
    </style:style>
    <style:style style:name="T8" style:family="text">
      <style:text-properties fo:font-style="normal" officeooo:rsid="00094175" style:font-style-asian="normal" style:font-style-complex="normal"/>
    </style:style>
    <style:style style:name="T9" style:family="text">
      <style:text-properties fo:font-style="normal" officeooo:rsid="000a6205" style:font-style-asian="normal" style:font-style-complex="normal"/>
    </style:style>
    <style:style style:name="T10" style:family="text">
      <style:text-properties fo:font-style="normal" officeooo:rsid="000c200b" style:font-style-asian="normal" style:font-style-complex="normal"/>
    </style:style>
    <style:style style:name="T11" style:family="text">
      <style:text-properties fo:font-style="normal" officeooo:rsid="000d2393" style:font-style-asian="normal" style:font-style-complex="normal"/>
    </style:style>
    <style:style style:name="T12" style:family="text">
      <style:text-properties fo:font-style="normal" officeooo:rsid="000e34c0" style:font-style-asian="normal" style:font-style-complex="normal"/>
    </style:style>
    <style:style style:name="T13" style:family="text">
      <style:text-properties fo:font-style="normal" officeooo:rsid="000fbe93" style:font-style-asian="normal" style:font-style-complex="normal"/>
    </style:style>
    <style:style style:name="T14" style:family="text">
      <style:text-properties fo:font-style="normal" officeooo:rsid="00106735" style:font-style-asian="normal" style:font-style-complex="normal"/>
    </style:style>
    <style:style style:name="T15" style:family="text">
      <style:text-properties fo:font-style="normal" officeooo:rsid="00108360" style:font-style-asian="normal" style:font-style-complex="normal"/>
    </style:style>
    <style:style style:name="T16" style:family="text">
      <style:text-properties fo:font-style="normal" officeooo:rsid="0012e150" style:font-style-asian="normal" style:font-style-complex="normal"/>
    </style:style>
    <style:style style:name="T17" style:family="text">
      <style:text-properties fo:font-style="normal" officeooo:rsid="0013e005" style:font-style-asian="normal" style:font-style-complex="normal"/>
    </style:style>
    <style:style style:name="T18" style:family="text">
      <style:text-properties fo:font-style="normal" officeooo:rsid="00154896" style:font-style-asian="normal" style:font-style-complex="normal"/>
    </style:style>
    <style:style style:name="T19" style:family="text">
      <style:text-properties fo:font-style="normal" officeooo:rsid="0016438f" style:font-style-asian="normal" style:font-style-complex="normal"/>
    </style:style>
    <style:style style:name="T20" style:family="text">
      <style:text-properties officeooo:rsid="00154896"/>
    </style:style>
    <style:style style:name="T21" style:family="text">
      <style:text-properties officeooo:rsid="0016438f"/>
    </style:style>
    <style:style style:name="T22" style:family="text">
      <style:text-properties officeooo:rsid="00164e1c"/>
    </style:style>
    <style:style style:name="T23" style:family="text">
      <style:text-properties officeooo:rsid="0017f987"/>
    </style:style>
    <style:style style:name="T24" style:family="text">
      <style:text-properties officeooo:rsid="0019f2be"/>
    </style:style>
    <style:style style:name="T25" style:family="text">
      <style:text-properties officeooo:rsid="001bd201"/>
    </style:style>
    <style:style style:name="T26" style:family="text">
      <style:text-properties officeooo:rsid="001e41cc"/>
    </style:style>
    <style:style style:name="T27" style:family="text">
      <style:text-properties officeooo:rsid="001eee8b"/>
    </style:style>
    <style:style style:name="T28" style:family="text">
      <style:text-properties officeooo:rsid="001fadb2"/>
    </style:style>
    <style:style style:name="T29" style:family="text">
      <style:text-properties officeooo:rsid="0021bc85"/>
    </style:style>
    <style:style style:name="T30" style:family="text">
      <style:text-properties officeooo:rsid="002332f5"/>
    </style:style>
    <style:style style:name="T31" style:family="text">
      <style:text-properties officeooo:rsid="00245279"/>
    </style:style>
    <style:style style:name="T32" style:family="text">
      <style:text-properties officeooo:rsid="0025efba"/>
    </style:style>
    <style:style style:name="T33" style:family="text">
      <style:text-properties officeooo:rsid="0027b0c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0"><text:tab/></text:span><text:span text:style-name="T21">Le Tactics Arena est un jeu, qui a été créé en 2003, semblable aux échecs et qui se déroule sur un plateau similaire. Il est qualifié comme un jeu de stratégie au tour par tour qui se joue en duel</text:span><text:span text:style-name="T32">.</text:span><text:span text:style-name="T21"> La principale différence intervient dans le fait que les unités utilisées par les joueurs n'ont rien à voir avec celle des échecs </text:span><text:span text:style-name="T32">et que</text:span><text:span text:style-name="T21"> </text:span><text:span text:style-name="T32">le but final est d'abattre toutes les unités adverses et pas seulement le roi</text:span><text:span text:style-name="T21">. </text:span><text:span text:style-name="T33">Les unités</text:span><text:span text:style-name="T21"> possèdent plusieurs caractéristiques (points de vie, points d'actions, points de mouvements) ainsi qu'un éventail d'attaques. </text:span><text:span text:style-name="T33">La subtilité du jeu intervient dans l'utilisation la plus optimale de chacune des unités et de leur différentes spécificités. Le joueur devra mettre en place la stratégie la plus adaptée possible pour parvenir à la victoire.</text:span></text:p>
      <text:p text:style-name="P8"><text:span text:style-name="T21"><text:tab/>Notre projet, qui se déroule dans le cadre de notre premier semestre de deuxième année de licence SPI, a pour but de nous faire programmer en langage C une version, </text:span><text:span text:style-name="T22">fonctionnelle sur la console et </text:span><text:span text:style-name="T21">qui nous est propre, de ce jeu. </text:span><text:span text:style-name="T23">Notre trinôme se compose de Champion Pierre, Laville Martin et Mok Modira.</text:span></text:p>
      <text:p text:style-name="P4"><text:span text:style-name="T24"/></text:p>
      <text:p text:style-name="P4"><text:span text:style-name="T24"/></text:p>
      <text:p text:style-name="P4"><text:span text:style-name="T1"><text:tab/>Pour notre organisation, nous avons créé un dépôt de fichier sur GitHub (disponible à cette adresse : </text:span><text:a xlink:type="simple" xlink:href="https://github.com/Drakirus/Tactics_Arena_Like"><text:span text:style-name="T2">https://github.com/Drakirus/Tactics_Arena_Like</text:span></text:a><text:span text:style-name="T3">). Nous avons choisi ce </text:span><text:span text:style-name="T17">site de </text:span><text:span text:style-name="T4">dépôt de fichier pour faciliter le codage en groupe. </text:span><text:span text:style-name="T17">Il</text:span><text:span text:style-name="T5"> a été indispensable au bon fonctionnement du projet, car nous pouvions travailler en même temps sur les différents modules.</text:span></text:p>
      <text:p text:style-name="P6"><text:span text:style-name="T4"><text:tab/></text:span><text:span text:style-name="T5">En parallèle, pour l'organisation des t</text:span><text:span text:style-name="T19">â</text:span><text:span text:style-name="T5">ches, nous avons créé au début du projet un tableau Trello, permettant une répartition claires des t</text:span><text:span text:style-name="T19">â</text:span><text:span text:style-name="T5">ches. Malgré tout, nous n'avons quasiment pas utilisé ce tableau : nous nous voyons presque tous les jours à l'université, ainsi nous pouvions nous répartir les tâches bien plus simplement au fur et à mesure du développement.</text:span></text:p>
      <text:p text:style-name="P1"/>
      <text:p text:style-name="P6"><text:span text:style-name="T5"><text:tab/></text:span><text:span text:style-name="T6">Au début du projet, une première répartition du travail a été effectuée. </text:span><text:span text:style-name="T7">Pierre devait s'occuper de la gestion des lignes de vues : savoir si d'une certaine position de la carte </text:span><text:span text:style-name="T18">il était possible d'</text:span><text:span text:style-name="T7">en voir une autre, Modira devait coder le placement des personnages sur la carte, ainsi que leurs différentes actions (déplacement, attaque(s)) et Martin devait prog</text:span><text:span text:style-name="T11">r</text:span><text:span text:style-name="T7">ammer une sauvegarde ainsi que la gestion du tour.</text:span></text:p>
      <text:p text:style-name="P2"/>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oft-page-break/><text:span text:style-name="T24"><text:tab/>Notre Tactics Arena </text:span><text:span text:style-name="T28">s'inspire très fortement d</text:span><text:span text:style-name="T24">es règles et contraintes du jeu de base. </text:span><text:span text:style-name="T30">La partie voit deux joueurs s'affronter</text:span><text:span text:style-name="T24"> une grille carré de dix cases de cotés. A l'initialisation de la partie, le programme demande aux joueurs de placer chacun à leur tour leurs unités, il faut savoir que l'ordre de placement des unités influera sur l'ordre dans lequel elles pourront jouer. J'entends par là que la première unité placée du premier joueur sera la première à agir, la première unité du second joueur suivra et ainsi de suite. Cette contrainte de déroulement du tour oblige le joueur a réfléchir stratégiquement dès le placement à la manière dont il veut organiser ses tours.</text:span></text:p>
      <text:p text:style-name="P7"><text:span text:style-name="T24"><text:tab/>Chaque unité aura un certain nombre de points d'action (PA) et de points de mouvement (PM) à dépenser chaque tour. Une bonne gestion de ces caractéristiques sera donc nécessaire pour effectuer un tour de jeu efficace. Lors de son tour, un joueur aura plusieurs choix :</text:span></text:p>
      <text:p text:style-name="P7"><text:span text:style-name="T24"><text:tab/>- déplacer son unité,</text:span></text:p>
      <text:p text:style-name="P7"><text:span text:style-name="T24"><text:tab/>- choisir une attaque,</text:span></text:p>
      <text:p text:style-name="P7"><text:span text:style-name="T24"><text:tab/>- sauvegarder la partie,</text:span></text:p>
      <text:p text:style-name="P7"><text:span text:style-name="T24"><text:tab/>- passer son tour.</text:span></text:p>
      <text:p text:style-name="P7"><text:span text:style-name="T25"><text:tab/>Le déplacement de l'unité est limité par le nombre de PM du personnage et la capacité du personnage à se déplacer sur telle ou telle case. </text:span><text:span text:style-name="T26">Un déplacement d'unité aura lieu sur les cases adjacentes, c'est à dire qu'elle aura au maximum quatre possibilités. </text:span><text:span text:style-name="T25">Chaque déplacement de case coûtera un PM à l'unité se déplaçant, ainsi, une unité à 0 PM sera coincée sur sa case jusqu'au tour suivant. De plus, même avec un nombre de PM suffisant, une unité sera limitée quant à ses déplacements. Une unité ne pourra se déplacer que sur une case</text:span><text:span text:style-name="T1"> </text:span><text:span text:style-name="T25">vide, même une case occupée par une unité alliée ne pourra accueillir une nouvelle unité. </text:span><text:span text:style-name="T31">Évidemment, une unité ne pourra pas sortir de la carte. </text:span><text:span text:style-name="T25">Cependant, si, lors d'un déplacement une unité trouve sur son chemin une unité alliée, elle pourra la traverser (elle ne pourra pas traverser un obstacle ou une unité ennemie), mais en aucun cas s’arrêter sur cette case.</text:span></text:p>
      <text:p text:style-name="P3"><text:span text:style-name="T25"><text:tab/></text:span><text:span text:style-name="T26">Les attaques de l'unité sont limitées par le nombre de PA du personnage. Ainsi, tant qu'une unité aura suffisamment de PA, elle pourra effectuer une attaque. La complication intervient dans le choix des attaques. En effet, une fois qu'une attaque a été choisie, le joueur doit choisir une cible. Il faut donc vérifier que la cible est valide, pour cela il faut vérifier que le joueur ne cherche pas à infliger des dégâts à un obstacle et prendre en compte la portée de l'attaque (on ne pourra pas donner un coup d'épée à une unité se situant de l'autre coté de la carte). Si la cible a été qualifiée comme valide alors elle subira les dégâts ou tout autre traitement que l'attaque peut effectuer. Une unité possède un panel de plusieurs attaques qui, pour certaines sont communes, pour d'autres spécifiques à la classe de l'unité.</text:span></text:p>
      <text:p text:style-name="P3"><text:span text:style-name="T26"><text:tab/>Le troisième choix du joueur sera de sauvegarder la partie. Ici, le programme demandera à l'utilisateur un nom de fichier où enregistrer la partie. </text:span><text:span text:style-name="T29">Toutes les données nécessaires au bon déroulement de la partie seront donc stockées dans un fichier.</text:span><text:span text:style-name="T26"> Par la suite, un chargement de ce fichier renverra au joueur l'état exact de la partie au moment de la sauvegarde. Pour plus de précisions sur le module de sauvegarde/chargement, voir le paragraphe correspondant dans le chapitre suivant.</text:span></text:p>
      <text:p text:style-name="P3"><text:span text:style-name="T26"><text:tab/>Finalement, le joueur pourra passer son tour </text:span><text:span text:style-name="T27">lorsqu'il considère qu'il ne peut rien effectuer de plus. Un passage de tour automatique a aussi été mis en place dans le cas où le joueur se retrouve à 0 PA et 0 PM, car il ne pourra de toute manière plus rien effectuer ce tour ci.</text:span></text:p>
      <text:p text:style-name="P3"><text:span text:style-name="T27"><text:tab/></text:span><text:span text:style-name="T28">Au cours de la partie, une unité pourra éventuellement ramasser une arme et obtenir accès à de nouvelles attaques.</text:span></text:p>
      <text:p text:style-name="P3"><text:span text:style-name="T27"><text:tab/>Pour gagner une partie, un joueur devra tout simplement éliminer toutes les unités de l'armée adverse. De cette manière, pas de matchs nuls possibles, la fin de la partie se soldera forcément par la victoire de l'un des deux joueurs.</text:span></text:p>
      <text:p text:style-name="P3"><text:span text:style-name="T26"/></text:p>
      <text:p text:style-name="P5"><text:span text:style-name="T7"/></text:p>
      <text:p text:style-name="P5"><text:span text:style-name="T7"/></text:p>
      <text:p text:style-name="P5"><text:span text:style-name="T7"/></text:p>
      <text:p text:style-name="P5"><text:span text:style-name="T7"/></text:p>
      <text:p text:style-name="P5"><text:soft-page-break/><text:span text:style-name="T7"><text:tab/></text:span><text:span text:style-name="T8">Le module sauvegarde/chargement est très simple : </text:span><text:span text:style-name="T12">la sauvegarde</text:span><text:span text:style-name="T8"> écrit sur un fichier toutes les informations dont l'ordinateur a besoin pour le bon déroulement de la partie. </text:span><text:span text:style-name="T9">Ainsi, on écrit sur le fichier </text:span><text:span text:style-name="T10">le personnage qui doit jouer au moment de la sauvegarde, </text:span><text:span text:style-name="T9">toute la matrice contenant la carte </text:span><text:span text:style-name="T10">et</text:span><text:span text:style-name="T9"> les caractéristiques </text:span><text:span text:style-name="T10">et les états </text:span><text:span text:style-name="T9">de tous les personnages</text:span><text:span text:style-name="T10">. </text:span><text:span text:style-name="T13">Le chargement lit ces données dans l'ordre dans lequel elles ont été inscrites dans le fichier et les « remet » à leurs places respectives. Lors de la sauvegarde et du chargement, il est demandé à l'utilisateur de renseig</text:span><text:span text:style-name="T16">ner</text:span><text:span text:style-name="T13"> le nom du fichier. Pour la sauvegarde, on peut nommer le fichier comme l'on souhaite. Pour le chargement, une vérification aura lieu : on ne pourra pas indiquer un fichier vide, le programme vérifiera que l'utilisateur à indiquer un nom de fichier valide. Le fichier de sauvegarde sera toujours créé dans un répertoire "save/" grâce à une concaténation du nom de fichier et du nom du répertoire.</text:span></text:p>
      <text:p text:style-name="P5"><text:span text:style-name="T13"><text:tab/>De plus, une légère fonctionnalité de cryptage a été ajoutée. En effet, lors de la sauvegarde, on inscrit des caractères connus et fixes au début du fichier. Ainsi, lors du chargement du fichier, après avoir vérif</text:span><text:span text:style-name="T15">ié</text:span><text:span text:style-name="T13"> que le fichier n'est pas vide ou inexistant, on vérifiera que ces caractères sont bien présents, ce qui permettra d'éviter de charger un fichier </text:span><text:span text:style-name="T14">rempli mais n'ayant rien à voir avec le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ville</meta:initial-creator>
    <meta:creation-date>2015-12-14T15:21:41</meta:creation-date>
    <dc:date>2015-12-15T17:28:10</dc:date>
    <dc:creator>martin laville</dc:creator>
    <meta:editing-duration>PT5H41M29S</meta:editing-duration>
    <meta:editing-cycles>32</meta:editing-cycles>
    <meta:generator>LibreOffice/3.6$Linux_X86_64 LibreOffice_project/360m1$Build-2</meta:generator>
    <meta:document-statistic meta:table-count="0" meta:image-count="0" meta:object-count="0" meta:page-count="3" meta:paragraph-count="19" meta:word-count="1267" meta:character-count="7497" meta:non-whitespace-character-count="6230"/>
  </office:meta>
</office:document-meta>
</file>